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69cm"/>
    </style:style>
    <style:style style:name="co3" style:family="table-column">
      <style:table-column-properties fo:break-before="auto" style:column-width="6.671cm"/>
    </style:style>
    <style:style style:name="co4" style:family="table-column">
      <style:table-column-properties fo:break-before="auto" style:column-width="7.915cm"/>
    </style:style>
    <style:style style:name="co5" style:family="table-column">
      <style:table-column-properties fo:break-before="auto" style:column-width="12.4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40">
      <style:text-properties fo:font-weight="bold" style:font-weight-asian="bold" style:font-weight-complex="bold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0">
      <style:table-cell-properties style:vertical-align="middle"/>
    </style:style>
    <style:style style:name="ce7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tart time</text:p>
          </table:table-cell>
          <table:table-cell table:number-columns-repeated="2"/>
          <table:table-cell table:style-name="ce3" office:value-type="string" calcext:value-type="string">
            <text:p>End Time</text:p>
          </table:table-cell>
          <table:table-cell/>
          <table:table-cell table:style-name="ce5" office:value-type="string" calcext:value-type="string">
            <text:p>Start hours from 17:00</text:p>
          </table:table-cell>
          <table:table-cell table:style-name="ce5" office:value-type="string" calcext:value-type="string">
            <text:p>Subtraction from End hours</text:p>
          </table:table-cell>
          <table:table-cell table:style-name="ce5" office:value-type="string" calcext:value-type="string">
            <text:p>Total regular hours during work time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05H00M00S" calcext:value-type="time">
            <text:p>05:00</text:p>
          </table:table-cell>
          <table:table-cell table:number-columns-repeated="2"/>
          <table:table-cell office:value-type="time" office:time-value="PT16H00M00S" calcext:value-type="time">
            <text:p>16:00</text:p>
          </table:table-cell>
          <table:table-cell/>
          <table:table-cell table:style-name="ce6" table:formula="of:=IF([.B4]&gt;17/24;0;IF([.B4]&gt;8/24;(9/24-([.B4]-8/24));IF([.B4]&lt;8/24;8/24;IF([.B4]=8/24;[.B4]))))" office:value-type="time" office:time-value="PT08H00M00S" calcext:value-type="time">
            <text:p>08:00</text:p>
          </table:table-cell>
          <table:table-cell table:formula="of:=IF([.E4]&lt;8/24;0;IF([.E4]&gt;17/24;0;17/24-[.E4]))" office:value-type="time" office:time-value="PT01H00M00S" calcext:value-type="time">
            <text:p>01:00</text:p>
          </table:table-cell>
          <table:table-cell table:formula="of:=([.G4]-[.H4])" office:value-type="time" office:time-value="PT07H00M00S" calcext:value-type="time">
            <text:p>07:00</text:p>
          </table:table-cell>
          <table:table-cell table:number-columns-repeated="4"/>
          <table:table-cell table:style-name="ce5"/>
          <table:table-cell table:number-columns-repeated="1010"/>
        </table:table-row>
        <table:table-row table:style-name="ro1">
          <table:table-cell/>
          <table:table-cell office:value-type="time" office:time-value="PT08H00M00S" calcext:value-type="time">
            <text:p>08:00</text:p>
          </table:table-cell>
          <table:table-cell table:number-columns-repeated="2"/>
          <table:table-cell office:value-type="time" office:time-value="PT17H00M00S" calcext:value-type="time">
            <text:p>17:00</text:p>
          </table:table-cell>
          <table:table-cell/>
          <table:table-cell table:formula="of:=IF([.B5]&gt;17/24;0;IF([.B5]&gt;8/24;(9/24-([.B5]-8/24));IF([.B5]&lt;8/24;8/24;IF([.B5]=8/24;[.B5]))))" office:value-type="time" office:time-value="PT08H00M00S" calcext:value-type="time">
            <text:p>08:00</text:p>
          </table:table-cell>
          <table:table-cell table:formula="of:=IF([.E5]&lt;8/24;0;IF([.E5]&gt;17/24;0;17/24-[.E5]))" office:value-type="time" office:time-value="PT00H00M00S" calcext:value-type="time">
            <text:p>00:00</text:p>
          </table:table-cell>
          <table:table-cell table:formula="of:=([.G5]-[.H5])" office:value-type="time" office:time-value="PT08H00M00S" calcext:value-type="time">
            <text:p>08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table:number-columns-repeated="2"/>
          <table:table-cell office:value-type="time" office:time-value="PT17H00M00S" calcext:value-type="time">
            <text:p>17:00</text:p>
          </table:table-cell>
          <table:table-cell/>
          <table:table-cell table:formula="of:=IF([.B6]&gt;17/24;0;IF([.B6]&gt;8/24;(9/24-([.B6]-8/24));IF([.B6]&lt;8/24;8/24;IF([.B6]=8/24;[.B6]))))" office:value-type="time" office:time-value="PT03H00M00S" calcext:value-type="time">
            <text:p>03:00</text:p>
          </table:table-cell>
          <table:table-cell table:formula="of:=IF([.E6]&lt;8/24;0;IF([.E6]&gt;17/24;0;17/24-[.E6]))" office:value-type="time" office:time-value="PT00H00M00S" calcext:value-type="time">
            <text:p>00:00</text:p>
          </table:table-cell>
          <table:table-cell table:formula="of:=([.G6]-[.H6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time" office:time-value="PT14H00M00S" calcext:value-type="time">
            <text:p>14:00</text:p>
          </table:table-cell>
          <table:table-cell/>
          <table:table-cell table:formula="of:=IF([.B7]&gt;17/24;0;IF([.B7]&gt;8/24;(9/24-([.B7]-8/24));IF([.B7]&lt;8/24;8/24;IF([.B7]=8/24;[.B7]))))" office:value-type="time" office:time-value="PT06H00M00S" calcext:value-type="time">
            <text:p>06:00</text:p>
          </table:table-cell>
          <table:table-cell table:formula="of:=IF([.E7]&lt;8/24;0;IF([.E7]&gt;17/24;0;17/24-[.E7]))" office:value-type="time" office:time-value="PT03H00M00S" calcext:value-type="time">
            <text:p>03:00</text:p>
          </table:table-cell>
          <table:table-cell table:formula="of:=([.G7]-[.H7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12H00M00S" calcext:value-type="time">
            <text:p>12:00</text:p>
          </table:table-cell>
          <table:table-cell table:number-columns-repeated="2"/>
          <table:table-cell office:value-type="time" office:time-value="PT13H00M00S" calcext:value-type="time">
            <text:p>13:00</text:p>
          </table:table-cell>
          <table:table-cell/>
          <table:table-cell table:formula="of:=IF([.B8]&gt;17/24;0;IF([.B8]&gt;8/24;(9/24-([.B8]-8/24));IF([.B8]&lt;8/24;8/24;IF([.B8]=8/24;[.B8]))))" office:value-type="time" office:time-value="PT05H00M00S" calcext:value-type="time">
            <text:p>05:00</text:p>
          </table:table-cell>
          <table:table-cell table:formula="of:=IF([.E8]&lt;8/24;0;IF([.E8]&gt;17/24;0;17/24-[.E8]))" office:value-type="time" office:time-value="PT04H00M00S" calcext:value-type="time">
            <text:p>04:00</text:p>
          </table:table-cell>
          <table:table-cell table:formula="of:=([.G8]-[.H8])" office:value-type="time" office:time-value="PT01H00M00S" calcext:value-type="time">
            <text:p>01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time" office:time-value="PT17H00M00S" calcext:value-type="time">
            <text:p>17:00</text:p>
          </table:table-cell>
          <table:table-cell/>
          <table:table-cell table:formula="of:=IF([.B9]&gt;17/24;0;IF([.B9]&gt;8/24;(9/24-([.B9]-8/24));IF([.B9]&lt;8/24;8/24;IF([.B9]=8/24;[.B9]))))" office:value-type="time" office:time-value="PT07H00M00S" calcext:value-type="time">
            <text:p>07:00</text:p>
          </table:table-cell>
          <table:table-cell table:formula="of:=IF([.E9]&lt;8/24;0;IF([.E9]&gt;17/24;0;17/24-[.E9]))" office:value-type="time" office:time-value="PT00H00M00S" calcext:value-type="time">
            <text:p>00:00</text:p>
          </table:table-cell>
          <table:table-cell table:formula="of:=([.G9]-[.H9])" office:value-type="time" office:time-value="PT07H00M00S" calcext:value-type="time">
            <text:p>07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time" office:time-value="PT17H00M00S" calcext:value-type="time">
            <text:p>17:00</text:p>
          </table:table-cell>
          <table:table-cell/>
          <table:table-cell table:formula="of:=IF([.B10]&gt;17/24;0;IF([.B10]&gt;8/24;(9/24-([.B10]-8/24));IF([.B10]&lt;8/24;8/24;IF([.B10]=8/24;[.B10]))))" office:value-type="time" office:time-value="PT04H00M00S" calcext:value-type="time">
            <text:p>04:00</text:p>
          </table:table-cell>
          <table:table-cell table:formula="of:=IF([.E10]&lt;8/24;0;IF([.E10]&gt;17/24;0;17/24-[.E10]))" office:value-type="time" office:time-value="PT00H00M00S" calcext:value-type="time">
            <text:p>00:00</text:p>
          </table:table-cell>
          <table:table-cell table:formula="of:=([.G10]-[.H10])" office:value-type="time" office:time-value="PT04H00M00S" calcext:value-type="time">
            <text:p>04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14H50M00S" calcext:value-type="time">
            <text:p>14:50</text:p>
          </table:table-cell>
          <table:table-cell table:number-columns-repeated="2"/>
          <table:table-cell office:value-type="time" office:time-value="PT18H00M00S" calcext:value-type="time">
            <text:p>18:00</text:p>
          </table:table-cell>
          <table:table-cell/>
          <table:table-cell table:formula="of:=IF([.B11]&gt;17/24;0;IF([.B11]&gt;8/24;(9/24-([.B11]-8/24));IF([.B11]&lt;8/24;8/24;IF([.B11]=8/24;[.B11]))))" office:value-type="time" office:time-value="PT02H10M00S" calcext:value-type="time">
            <text:p>02:10</text:p>
          </table:table-cell>
          <table:table-cell table:formula="of:=IF([.E11]&lt;8/24;0;IF([.E11]&gt;17/24;0;17/24-[.E11]))" office:value-type="time" office:time-value="PT00H00M00S" calcext:value-type="time">
            <text:p>00:00</text:p>
          </table:table-cell>
          <table:table-cell table:formula="of:=([.G11]-[.H11])" office:value-type="time" office:time-value="PT02H10M00S" calcext:value-type="time">
            <text:p>02:1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table:number-columns-repeated="2"/>
          <table:table-cell office:value-type="time" office:time-value="PT19H00M00S" calcext:value-type="time">
            <text:p>19:00</text:p>
          </table:table-cell>
          <table:table-cell/>
          <table:table-cell table:formula="of:=IF([.B12]&gt;17/24;0;IF([.B12]&gt;8/24;(9/24-([.B12]-8/24));IF([.B12]&lt;8/24;8/24;IF([.B12]=8/24;[.B12]))))" office:value-type="time" office:time-value="PT00H00M00S" calcext:value-type="time">
            <text:p>00:00</text:p>
          </table:table-cell>
          <table:table-cell table:formula="of:=IF([.E12]&lt;8/24;0;IF([.E12]&gt;17/24;0;17/24-[.E12]))" office:value-type="time" office:time-value="PT00H00M00S" calcext:value-type="time">
            <text:p>00:00</text:p>
          </table:table-cell>
          <table:table-cell table:formula="of:=([.G12]-[.H12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table:number-columns-repeated="2"/>
          <table:table-cell office:value-type="time" office:time-value="PT20H00M00S" calcext:value-type="time">
            <text:p>20:00</text:p>
          </table:table-cell>
          <table:table-cell/>
          <table:table-cell table:formula="of:=IF([.B13]&gt;17/24;0;IF([.B13]&gt;8/24;(9/24-([.B13]-8/24));IF([.B13]&lt;8/24;8/24;IF([.B13]=8/24;[.B13]))))" office:value-type="time" office:time-value="PT01H00M00S" calcext:value-type="time">
            <text:p>01:00</text:p>
          </table:table-cell>
          <table:table-cell table:formula="of:=IF([.E13]&lt;8/24;0;IF([.E13]&gt;17/24;0;17/24-[.E13]))" office:value-type="time" office:time-value="PT00H00M00S" calcext:value-type="time">
            <text:p>00:00</text:p>
          </table:table-cell>
          <table:table-cell table:formula="of:=([.G13]-[.H13])" office:value-type="time" office:time-value="PT01H00M00S" calcext:value-type="time">
            <text:p>01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15H00M00S" calcext:value-type="time">
            <text:p>15:00</text:p>
          </table:table-cell>
          <table:table-cell table:number-columns-repeated="2"/>
          <table:table-cell office:value-type="time" office:time-value="PT21H00M00S" calcext:value-type="time">
            <text:p>21:00</text:p>
          </table:table-cell>
          <table:table-cell/>
          <table:table-cell table:formula="of:=IF([.B14]&gt;17/24;0;IF([.B14]&gt;8/24;(9/24-([.B14]-8/24));IF([.B14]&lt;8/24;8/24;IF([.B14]=8/24;[.B14]))))" office:value-type="time" office:time-value="PT02H00M00S" calcext:value-type="time">
            <text:p>02:00</text:p>
          </table:table-cell>
          <table:table-cell table:formula="of:=IF([.E14]&lt;8/24;0;IF([.E14]&gt;17/24;0;17/24-[.E14]))" office:value-type="time" office:time-value="PT00H00M00S" calcext:value-type="time">
            <text:p>00:00</text:p>
          </table:table-cell>
          <table:table-cell table:formula="of:=([.G14]-[.H14])" office:value-type="time" office:time-value="PT02H00M00S" calcext:value-type="time">
            <text:p>02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table:number-columns-repeated="2"/>
          <table:table-cell office:value-type="time" office:time-value="PT22H00M00S" calcext:value-type="time">
            <text:p>22:00</text:p>
          </table:table-cell>
          <table:table-cell/>
          <table:table-cell table:formula="of:=IF([.B15]&gt;17/24;0;IF([.B15]&gt;8/24;(9/24-([.B15]-8/24));IF([.B15]&lt;8/24;8/24;IF([.B15]=8/24;[.B15]))))" office:value-type="time" office:time-value="PT03H00M00S" calcext:value-type="time">
            <text:p>03:00</text:p>
          </table:table-cell>
          <table:table-cell table:formula="of:=IF([.E15]&lt;8/24;0;IF([.E15]&gt;17/24;0;17/24-[.E15]))" office:value-type="time" office:time-value="PT00H00M00S" calcext:value-type="time">
            <text:p>00:00</text:p>
          </table:table-cell>
          <table:table-cell table:formula="of:=([.G15]-[.H15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time" office:time-value="PT23H00M00S" calcext:value-type="time">
            <text:p>23:00</text:p>
          </table:table-cell>
          <table:table-cell/>
          <table:table-cell table:formula="of:=IF([.B16]&gt;17/24;0;IF([.B16]&gt;8/24;(9/24-([.B16]-8/24));IF([.B16]&lt;8/24;8/24;IF([.B16]=8/24;[.B16]))))" office:value-type="time" office:time-value="PT04H00M00S" calcext:value-type="time">
            <text:p>04:00</text:p>
          </table:table-cell>
          <table:table-cell table:formula="of:=IF([.E16]&lt;8/24;0;IF([.E16]&gt;17/24;0;17/24-[.E16]))" office:value-type="time" office:time-value="PT00H00M00S" calcext:value-type="time">
            <text:p>00:00</text:p>
          </table:table-cell>
          <table:table-cell table:formula="of:=([.G16]-[.H16])" office:value-type="time" office:time-value="PT04H00M00S" calcext:value-type="time">
            <text:p>04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12H00M00S" calcext:value-type="time">
            <text:p>12:00</text:p>
          </table:table-cell>
          <table:table-cell table:number-columns-repeated="2"/>
          <table:table-cell office:value-type="time" office:time-value="PT47H00M00S" calcext:value-type="time">
            <text:p>23:00</text:p>
          </table:table-cell>
          <table:table-cell/>
          <table:table-cell table:formula="of:=IF([.B17]&gt;17/24;0;IF([.B17]&gt;8/24;(9/24-([.B17]-8/24));IF([.B17]&lt;8/24;8/24;IF([.B17]=8/24;[.B17]))))" office:value-type="time" office:time-value="PT05H00M00S" calcext:value-type="time">
            <text:p>05:00</text:p>
          </table:table-cell>
          <table:table-cell table:formula="of:=IF([.E17]&lt;8/24;0;IF([.E17]&gt;17/24;0;17/24-[.E17]))" office:value-type="time" office:time-value="PT00H00M00S" calcext:value-type="time">
            <text:p>00:00</text:p>
          </table:table-cell>
          <table:table-cell table:formula="of:=([.G17]-[.H17])" office:value-type="time" office:time-value="PT05H00M00S" calcext:value-type="time">
            <text:p>05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time" office:time-value="PT71H00M00S" calcext:value-type="time">
            <text:p>23:00</text:p>
          </table:table-cell>
          <table:table-cell/>
          <table:table-cell table:formula="of:=IF([.B18]&gt;17/24;0;IF([.B18]&gt;8/24;(9/24-([.B18]-8/24));IF([.B18]&lt;8/24;8/24;IF([.B18]=8/24;[.B18]))))" office:value-type="time" office:time-value="PT06H00M00S" calcext:value-type="time">
            <text:p>06:00</text:p>
          </table:table-cell>
          <table:table-cell table:formula="of:=IF([.E18]&lt;8/24;0;IF([.E18]&gt;17/24;0;17/24-[.E18]))" office:value-type="time" office:time-value="PT00H00M00S" calcext:value-type="time">
            <text:p>00:00</text:p>
          </table:table-cell>
          <table:table-cell table:formula="of:=([.G18]-[.H18])" office:value-type="time" office:time-value="PT06H00M00S" calcext:value-type="time">
            <text:p>06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time" office:time-value="PT95H00M00S" calcext:value-type="time">
            <text:p>23:00</text:p>
          </table:table-cell>
          <table:table-cell/>
          <table:table-cell table:formula="of:=IF([.B19]&gt;17/24;0;IF([.B19]&gt;8/24;(9/24-([.B19]-8/24));IF([.B19]&lt;8/24;8/24;IF([.B19]=8/24;[.B19]))))" office:value-type="time" office:time-value="PT07H00M00S" calcext:value-type="time">
            <text:p>07:00</text:p>
          </table:table-cell>
          <table:table-cell table:formula="of:=IF([.E19]&lt;8/24;0;IF([.E19]&gt;17/24;0;17/24-[.E19]))" office:value-type="time" office:time-value="PT00H00M00S" calcext:value-type="time">
            <text:p>00:00</text:p>
          </table:table-cell>
          <table:table-cell table:formula="of:=([.G19]-[.H19])" office:value-type="time" office:time-value="PT07H00M00S" calcext:value-type="time">
            <text:p>07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9H00M00S" calcext:value-type="time">
            <text:p>23:00</text:p>
          </table:table-cell>
          <table:table-cell/>
          <table:table-cell table:formula="of:=IF([.B20]&gt;17/24;0;IF([.B20]&gt;8/24;(9/24-([.B20]-8/24));IF([.B20]&lt;8/24;8/24;IF([.B20]=8/24;[.B20]))))" office:value-type="time" office:time-value="PT08H00M00S" calcext:value-type="time">
            <text:p>08:00</text:p>
          </table:table-cell>
          <table:table-cell table:formula="of:=IF([.E20]&lt;8/24;0;IF([.E20]&gt;17/24;0;17/24-[.E20]))" office:value-type="time" office:time-value="PT00H00M00S" calcext:value-type="time">
            <text:p>00:00</text:p>
          </table:table-cell>
          <table:table-cell table:formula="of:=([.G20]-[.H20])" office:value-type="time" office:time-value="PT08H00M00S" calcext:value-type="time">
            <text:p>08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08H00M00S" calcext:value-type="time">
            <text:p>08:00</text:p>
          </table:table-cell>
          <table:table-cell table:number-columns-repeated="2"/>
          <table:table-cell office:value-type="time" office:time-value="PT143H00M00S" calcext:value-type="time">
            <text:p>23:00</text:p>
          </table:table-cell>
          <table:table-cell/>
          <table:table-cell table:formula="of:=IF([.B21]&gt;17/24;0;IF([.B21]&gt;8/24;(9/24-([.B21]-8/24));IF([.B21]&lt;8/24;8/24;IF([.B21]=8/24;[.B21]))))" office:value-type="time" office:time-value="PT08H00M00S" calcext:value-type="time">
            <text:p>08:00</text:p>
          </table:table-cell>
          <table:table-cell table:formula="of:=IF([.E21]&lt;8/24;0;IF([.E21]&gt;17/24;0;17/24-[.E21]))" office:value-type="time" office:time-value="PT00H00M00S" calcext:value-type="time">
            <text:p>00:00</text:p>
          </table:table-cell>
          <table:table-cell table:formula="of:=([.G21]-[.H21])" office:value-type="time" office:time-value="PT08H00M00S" calcext:value-type="time">
            <text:p>08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07H00M00S" calcext:value-type="time">
            <text:p>07:00</text:p>
          </table:table-cell>
          <table:table-cell table:number-columns-repeated="2"/>
          <table:table-cell office:value-type="time" office:time-value="PT167H00M00S" calcext:value-type="time">
            <text:p>23:00</text:p>
          </table:table-cell>
          <table:table-cell/>
          <table:table-cell table:formula="of:=IF([.B22]&gt;17/24;0;IF([.B22]&gt;8/24;(9/24-([.B22]-8/24));IF([.B22]&lt;8/24;8/24;IF([.B22]=8/24;[.B22]))))" office:value-type="time" office:time-value="PT08H00M00S" calcext:value-type="time">
            <text:p>08:00</text:p>
          </table:table-cell>
          <table:table-cell table:formula="of:=IF([.E22]&lt;8/24;0;IF([.E22]&gt;17/24;0;17/24-[.E22]))" office:value-type="time" office:time-value="PT00H00M00S" calcext:value-type="time">
            <text:p>00:00</text:p>
          </table:table-cell>
          <table:table-cell table:formula="of:=([.G22]-[.H22])" office:value-type="time" office:time-value="PT08H00M00S" calcext:value-type="time">
            <text:p>08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06H00M00S" calcext:value-type="time">
            <text:p>06:00</text:p>
          </table:table-cell>
          <table:table-cell table:number-columns-repeated="2"/>
          <table:table-cell office:value-type="time" office:time-value="PT191H00M00S" calcext:value-type="time">
            <text:p>23:00</text:p>
          </table:table-cell>
          <table:table-cell/>
          <table:table-cell table:formula="of:=IF([.B23]&gt;17/24;0;IF([.B23]&gt;8/24;(9/24-([.B23]-8/24));IF([.B23]&lt;8/24;8/24;IF([.B23]=8/24;[.B23]))))" office:value-type="time" office:time-value="PT08H00M00S" calcext:value-type="time">
            <text:p>08:00</text:p>
          </table:table-cell>
          <table:table-cell table:formula="of:=IF([.E23]&lt;8/24;0;IF([.E23]&gt;17/24;0;17/24-[.E23]))" office:value-type="time" office:time-value="PT00H00M00S" calcext:value-type="time">
            <text:p>00:00</text:p>
          </table:table-cell>
          <table:table-cell table:formula="of:=([.G23]-[.H23])" office:value-type="time" office:time-value="PT08H00M00S" calcext:value-type="time">
            <text:p>08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05H00M00S" calcext:value-type="time">
            <text:p>05:00</text:p>
          </table:table-cell>
          <table:table-cell table:number-columns-repeated="2"/>
          <table:table-cell office:value-type="time" office:time-value="PT215H00M00S" calcext:value-type="time">
            <text:p>23:00</text:p>
          </table:table-cell>
          <table:table-cell/>
          <table:table-cell table:formula="of:=IF([.B24]&gt;17/24;0;IF([.B24]&gt;8/24;(9/24-([.B24]-8/24));IF([.B24]&lt;8/24;8/24;IF([.B24]=8/24;[.B24]))))" office:value-type="time" office:time-value="PT08H00M00S" calcext:value-type="time">
            <text:p>08:00</text:p>
          </table:table-cell>
          <table:table-cell table:formula="of:=IF([.E24]&lt;8/24;0;IF([.E24]&gt;17/24;0;17/24-[.E24]))" office:value-type="time" office:time-value="PT00H00M00S" calcext:value-type="time">
            <text:p>00:00</text:p>
          </table:table-cell>
          <table:table-cell table:formula="of:=([.G24]-[.H24])" office:value-type="time" office:time-value="PT08H00M00S" calcext:value-type="time">
            <text:p>08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04H00M00S" calcext:value-type="time">
            <text:p>04:00</text:p>
          </table:table-cell>
          <table:table-cell table:number-columns-repeated="2"/>
          <table:table-cell office:value-type="time" office:time-value="PT239H00M00S" calcext:value-type="time">
            <text:p>23:00</text:p>
          </table:table-cell>
          <table:table-cell/>
          <table:table-cell table:formula="of:=IF([.B25]&gt;17/24;0;IF([.B25]&gt;8/24;(9/24-([.B25]-8/24));IF([.B25]&lt;8/24;8/24;IF([.B25]=8/24;[.B25]))))" office:value-type="time" office:time-value="PT08H00M00S" calcext:value-type="time">
            <text:p>08:00</text:p>
          </table:table-cell>
          <table:table-cell table:formula="of:=IF([.E25]&lt;8/24;0;IF([.E25]&gt;17/24;0;17/24-[.E25]))" office:value-type="time" office:time-value="PT00H00M00S" calcext:value-type="time">
            <text:p>00:00</text:p>
          </table:table-cell>
          <table:table-cell table:formula="of:=([.G25]-[.H25])" office:value-type="time" office:time-value="PT08H00M00S" calcext:value-type="time">
            <text:p>08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03H00M00S" calcext:value-type="time">
            <text:p>03:00</text:p>
          </table:table-cell>
          <table:table-cell table:number-columns-repeated="2"/>
          <table:table-cell office:value-type="time" office:time-value="PT263H00M00S" calcext:value-type="time">
            <text:p>23:00</text:p>
          </table:table-cell>
          <table:table-cell/>
          <table:table-cell table:formula="of:=IF([.B26]&gt;17/24;0;IF([.B26]&gt;8/24;(9/24-([.B26]-8/24));IF([.B26]&lt;8/24;8/24;IF([.B26]=8/24;[.B26]))))" office:value-type="time" office:time-value="PT08H00M00S" calcext:value-type="time">
            <text:p>08:00</text:p>
          </table:table-cell>
          <table:table-cell table:formula="of:=IF([.E26]&lt;8/24;0;IF([.E26]&gt;17/24;0;17/24-[.E26]))" office:value-type="time" office:time-value="PT00H00M00S" calcext:value-type="time">
            <text:p>00:00</text:p>
          </table:table-cell>
          <table:table-cell table:formula="of:=([.G26]-[.H26])" office:value-type="time" office:time-value="PT08H00M00S" calcext:value-type="time">
            <text:p>08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02H00M00S" calcext:value-type="time">
            <text:p>02:00</text:p>
          </table:table-cell>
          <table:table-cell table:number-columns-repeated="2"/>
          <table:table-cell office:value-type="time" office:time-value="PT287H00M00S" calcext:value-type="time">
            <text:p>23:00</text:p>
          </table:table-cell>
          <table:table-cell/>
          <table:table-cell table:formula="of:=IF([.B27]&gt;17/24;0;IF([.B27]&gt;8/24;(9/24-([.B27]-8/24));IF([.B27]&lt;8/24;8/24;IF([.B27]=8/24;[.B27]))))" office:value-type="time" office:time-value="PT08H00M00S" calcext:value-type="time">
            <text:p>08:00</text:p>
          </table:table-cell>
          <table:table-cell table:formula="of:=IF([.E27]&lt;8/24;0;IF([.E27]&gt;17/24;0;17/24-[.E27]))" office:value-type="time" office:time-value="PT00H00M00S" calcext:value-type="time">
            <text:p>00:00</text:p>
          </table:table-cell>
          <table:table-cell table:formula="of:=([.G27]-[.H27])" office:value-type="time" office:time-value="PT08H00M00S" calcext:value-type="time">
            <text:p>08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PT01H00M00S" calcext:value-type="time">
            <text:p>01:00</text:p>
          </table:table-cell>
          <table:table-cell table:number-columns-repeated="2"/>
          <table:table-cell office:value-type="time" office:time-value="PT311H00M00S" calcext:value-type="time">
            <text:p>23:00</text:p>
          </table:table-cell>
          <table:table-cell/>
          <table:table-cell table:formula="of:=IF([.B28]&gt;17/24;0;IF([.B28]&gt;8/24;(9/24-([.B28]-8/24));IF([.B28]&lt;8/24;8/24;IF([.B28]=8/24;[.B28]))))" office:value-type="time" office:time-value="PT08H00M00S" calcext:value-type="time">
            <text:p>08:00</text:p>
          </table:table-cell>
          <table:table-cell table:formula="of:=IF([.E28]&lt;8/24;0;IF([.E28]&gt;17/24;0;17/24-[.E28]))" office:value-type="time" office:time-value="PT00H00M00S" calcext:value-type="time">
            <text:p>00:00</text:p>
          </table:table-cell>
          <table:table-cell table:formula="of:=([.G28]-[.H28])" office:value-type="time" office:time-value="PT08H00M00S" calcext:value-type="time">
            <text:p>08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-PT00H00M00S" calcext:value-type="time">
            <text:p>23:59</text:p>
          </table:table-cell>
          <table:table-cell table:number-columns-repeated="2"/>
          <table:table-cell office:value-type="time" office:time-value="PT335H00M00S" calcext:value-type="time">
            <text:p>23:00</text:p>
          </table:table-cell>
          <table:table-cell/>
          <table:table-cell table:formula="of:=IF([.B29]&gt;17/24;0;IF([.B29]&gt;8/24;(9/24-([.B29]-8/24));IF([.B29]&lt;8/24;8/24;IF([.B29]=8/24;[.B29]))))" office:value-type="time" office:time-value="PT08H00M00S" calcext:value-type="time">
            <text:p>08:00</text:p>
          </table:table-cell>
          <table:table-cell table:formula="of:=IF([.E29]&lt;8/24;0;IF([.E29]&gt;17/24;0;17/24-[.E29]))" office:value-type="time" office:time-value="PT00H00M00S" calcext:value-type="time">
            <text:p>00:00</text:p>
          </table:table-cell>
          <table:table-cell table:formula="of:=([.G29]-[.H29])" office:value-type="time" office:time-value="PT08H00M00S" calcext:value-type="time">
            <text:p>08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-PT01H00M00S" calcext:value-type="time">
            <text:p>23:00</text:p>
          </table:table-cell>
          <table:table-cell table:number-columns-repeated="2"/>
          <table:table-cell office:value-type="time" office:time-value="PT359H00M00S" calcext:value-type="time">
            <text:p>23:00</text:p>
          </table:table-cell>
          <table:table-cell/>
          <table:table-cell table:formula="of:=IF([.B30]&gt;17/24;0;IF([.B30]&gt;8/24;(9/24-([.B30]-8/24));IF([.B30]&lt;8/24;8/24;IF([.B30]=8/24;[.B30]))))" office:value-type="time" office:time-value="PT08H00M00S" calcext:value-type="time">
            <text:p>08:00</text:p>
          </table:table-cell>
          <table:table-cell table:formula="of:=IF([.E30]&lt;8/24;0;IF([.E30]&gt;17/24;0;17/24-[.E30]))" office:value-type="time" office:time-value="PT00H00M00S" calcext:value-type="time">
            <text:p>00:00</text:p>
          </table:table-cell>
          <table:table-cell table:formula="of:=([.G30]-[.H30])" office:value-type="time" office:time-value="PT08H00M00S" calcext:value-type="time">
            <text:p>08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-PT02H00M00S" calcext:value-type="time">
            <text:p>22:00</text:p>
          </table:table-cell>
          <table:table-cell table:number-columns-repeated="2"/>
          <table:table-cell office:value-type="time" office:time-value="PT383H00M00S" calcext:value-type="time">
            <text:p>23:00</text:p>
          </table:table-cell>
          <table:table-cell/>
          <table:table-cell table:formula="of:=IF([.B31]&gt;17/24;0;IF([.B31]&gt;8/24;(9/24-([.B31]-8/24));IF([.B31]&lt;8/24;8/24;IF([.B31]=8/24;[.B31]))))" office:value-type="time" office:time-value="PT08H00M00S" calcext:value-type="time">
            <text:p>08:00</text:p>
          </table:table-cell>
          <table:table-cell table:formula="of:=IF([.E31]&lt;8/24;0;IF([.E31]&gt;17/24;0;17/24-[.E31]))" office:value-type="time" office:time-value="PT00H00M00S" calcext:value-type="time">
            <text:p>00:00</text:p>
          </table:table-cell>
          <table:table-cell table:formula="of:=([.G31]-[.H31])" office:value-type="time" office:time-value="PT08H00M00S" calcext:value-type="time">
            <text:p>08:00</text:p>
          </table:table-cell>
          <table:table-cell table:number-columns-repeated="1015"/>
        </table:table-row>
        <table:table-row table:style-name="ro1">
          <table:table-cell/>
          <table:table-cell office:value-type="time" office:time-value="-PT03H00M00S" calcext:value-type="time">
            <text:p>21:00</text:p>
          </table:table-cell>
          <table:table-cell table:number-columns-repeated="2"/>
          <table:table-cell office:value-type="time" office:time-value="PT407H00M00S" calcext:value-type="time">
            <text:p>23:00</text:p>
          </table:table-cell>
          <table:table-cell/>
          <table:table-cell table:formula="of:=IF([.B32]&gt;17/24;0;IF([.B32]&gt;8/24;(9/24-([.B32]-8/24));IF([.B32]&lt;8/24;8/24;IF([.B32]=8/24;[.B32]))))" office:value-type="time" office:time-value="PT08H00M00S" calcext:value-type="time">
            <text:p>08:00</text:p>
          </table:table-cell>
          <table:table-cell table:formula="of:=IF([.E32]&lt;8/24;0;IF([.E32]&gt;17/24;0;17/24-[.E32]))" office:value-type="time" office:time-value="PT00H00M00S" calcext:value-type="time">
            <text:p>00:00</text:p>
          </table:table-cell>
          <table:table-cell table:formula="of:=([.G32]-[.H32])" office:value-type="time" office:time-value="PT08H00M00S" calcext:value-type="time">
            <text:p>08:00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time" office:time-value="PT08H00M00S" calcext:value-type="time">
            <text:p>08:00</text:p>
          </table:table-cell>
          <table:table-cell table:style-name="ce2" table:number-columns-repeated="2"/>
          <table:table-cell table:style-name="ce2" office:value-type="time" office:time-value="PT04H00M00S" calcext:value-type="time">
            <text:p>04:00</text:p>
          </table:table-cell>
          <table:table-cell table:style-name="ce2"/>
          <table:table-cell table:style-name="ce2" table:formula="of:=IF([.B33]&gt;17/24;0;IF([.B33]&gt;8/24;(9/24-([.B33]-8/24));IF([.B33]&lt;8/24;8/24;IF([.B33]=8/24;[.B33]))))" office:value-type="time" office:time-value="PT08H00M00S" calcext:value-type="time">
            <text:p>08:00</text:p>
          </table:table-cell>
          <table:table-cell table:style-name="ce2" table:formula="of:=IF([.E33]&lt;8/24;0;IF([.E33]&gt;17/24;0;17/24-[.E33]))" office:value-type="time" office:time-value="PT00H00M00S" calcext:value-type="time">
            <text:p>00:00</text:p>
          </table:table-cell>
          <table:table-cell table:style-name="ce2" table:formula="of:=([.G33]-[.H33])" office:value-type="time" office:time-value="PT08H00M00S" calcext:value-type="time">
            <text:p>08:00</text:p>
          </table:table-cell>
          <table:table-cell table:style-name="ce2"/>
          <table:table-cell table:style-name="ce2" office:value-type="string" calcext:value-type="string">
            <text:p>&lt;---- Still working on it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number-columns-repeated="5"/>
          <table:table-cell table:style-name="ce7"/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31T00:29:44.574443901</meta:creation-date>
    <dc:date>2020-12-31T04:23:34.777910110</dc:date>
    <meta:editing-duration>PT1H26M35S</meta:editing-duration>
    <meta:editing-cycles>31</meta:editing-cycles>
    <meta:generator>LibreOffice/7.0.4.2$Linux_X86_64 LibreOffice_project/00$Build-2</meta:generator>
    <meta:document-statistic meta:table-count="1" meta:cell-count="156" meta:object-count="0"/>
  </office:meta>
</office:document-meta>
</file>